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bf5" officeooo:paragraph-rsid="001a8bf5"/>
    </style:style>
    <style:style style:name="P2" style:family="paragraph" style:parent-style-name="Standard">
      <style:text-properties style:font-name="Times new roman" fo:font-size="12pt" officeooo:rsid="001a8bf5" officeooo:paragraph-rsid="001a8bf5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officeooo:rsid="001a8bf5" officeooo:paragraph-rsid="001a8bf5" style:font-size-asian="12pt" style:font-size-complex="12pt"/>
    </style:style>
    <style:style style:name="P4" style:family="paragraph" style:parent-style-name="Standard">
      <style:text-properties style:font-name="Times new roman" fo:font-size="12pt" officeooo:rsid="001a8bf5" officeooo:paragraph-rsid="001a8bf5" style:font-size-asian="12pt" style:font-size-complex="12pt"/>
    </style:style>
    <style:style style:name="P5" style:family="paragraph" style:parent-style-name="Standard" style:list-style-name="L2">
      <style:text-properties style:font-name="Times new roman" fo:font-size="12pt" officeooo:rsid="001a8bf5" officeooo:paragraph-rsid="001a8bf5" style:font-size-asian="12pt" style:font-size-complex="12pt"/>
    </style:style>
    <style:style style:name="P6" style:family="paragraph" style:parent-style-name="Standard" style:list-style-name="L3">
      <style:text-properties style:font-name="Times new roman" fo:font-size="12pt" officeooo:rsid="001a8bf5" officeooo:paragraph-rsid="001a8bf5" style:font-size-asian="12pt" style:font-size-complex="12pt"/>
    </style:style>
    <style:style style:name="P7" style:family="paragraph" style:parent-style-name="Standard" style:list-style-name="L4">
      <style:text-properties style:font-name="Times new roman" fo:font-size="12pt" officeooo:rsid="001a8bf5" officeooo:paragraph-rsid="001a8bf5" style:font-size-asian="12pt" style:font-size-complex="12pt"/>
    </style:style>
    <style:style style:name="P8" style:family="paragraph" style:parent-style-name="Standard" style:list-style-name="L5">
      <style:text-properties style:font-name="Times new roman" fo:font-size="12pt" officeooo:rsid="001a8bf5" officeooo:paragraph-rsid="001a8bf5" style:font-size-asian="12pt" style:font-size-complex="12pt"/>
    </style:style>
    <style:style style:name="P9" style:family="paragraph" style:parent-style-name="Standard" style:list-style-name="L6">
      <style:text-properties style:font-name="Times new roman" fo:font-size="12pt" officeooo:rsid="001a8bf5" officeooo:paragraph-rsid="001a8bf5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bc46d" officeooo:paragraph-rsid="001bc46d" style:font-size-asian="12pt" style:font-size-complex="12pt"/>
    </style:style>
    <style:style style:name="P11" style:family="paragraph" style:parent-style-name="Standard" style:list-style-name="L7">
      <style:text-properties style:font-name="Times new roman" fo:font-size="12pt" officeooo:rsid="001bc46d" officeooo:paragraph-rsid="001bc46d" style:font-size-asian="12pt" style:font-size-complex="12pt"/>
    </style:style>
    <style:style style:name="P12" style:family="paragraph" style:parent-style-name="Standard" style:list-style-name="L7">
      <style:text-properties style:font-name="Times new roman" fo:font-size="12pt" officeooo:rsid="001ca2d3" officeooo:paragraph-rsid="001ca2d3" style:font-size-asian="12pt" style:font-size-complex="12pt"/>
    </style:style>
    <style:style style:name="P13" style:family="paragraph" style:parent-style-name="Standard" style:list-style-name="L7">
      <style:text-properties officeooo:rsid="001bc46d" officeooo:paragraph-rsid="001bc46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a2d3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jor Constraints for the agri business in Nepal</text:p>
      <text:p text:style-name="P1"/>
      <text:p text:style-name="P2">Agricultural Production Input:</text:p>
      <text:list xml:id="list3355555841" text:style-name="L1">
        <text:list-item>
          <text:p text:style-name="P3">Insufficient input service providers</text:p>
        </text:list-item>
        <text:list-item>
          <text:p text:style-name="P3">Lack of proper distribution and extension channel</text:p>
        </text:list-item>
        <text:list-item>
          <text:p text:style-name="P3">Lack of knowledge </text:p>
        </text:list-item>
        <text:list-item>
          <text:p text:style-name="P3">Inadequate and inefficient firm –production quality, competition</text:p>
        </text:list-item>
      </text:list>
      <text:p text:style-name="P2"/>
      <text:p text:style-name="P2">Enabling Environment:</text:p>
      <text:p text:style-name="P2"/>
      <text:list xml:id="list3748420982" text:style-name="L2">
        <text:list-item>
          <text:p text:style-name="P5">Lack of good infrastructure-storage facilities, market center roads, telecommunication and irrigation networks.</text:p>
        </text:list-item>
        <text:list-item>
          <text:p text:style-name="P5">Policy constraints</text:p>
        </text:list-item>
        <text:list-item>
          <text:p text:style-name="P5">Weak governance</text:p>
        </text:list-item>
      </text:list>
      <text:p text:style-name="P2"/>
      <text:p text:style-name="P2">Production(throughput)</text:p>
      <text:list xml:id="list3317353380" text:style-name="L3">
        <text:list-item>
          <text:p text:style-name="P6">Scattered and small production units</text:p>
        </text:list-item>
        <text:list-item>
          <text:p text:style-name="P6">Obsolete and inefficient technology.</text:p>
        </text:list-item>
        <text:list-item>
          <text:p text:style-name="P6">Lack of farm managerial skills</text:p>
        </text:list-item>
        <text:list-item>
          <text:p text:style-name="P6">Difficulty in accessing financing support</text:p>
        </text:list-item>
        <text:list-item>
          <text:p text:style-name="P6">Inadequate linkage and coordination</text:p>
        </text:list-item>
        <text:list-item>
          <text:p text:style-name="P6">Fragmented land, small land size</text:p>
        </text:list-item>
        <text:list-item>
          <text:p text:style-name="P6">Policy level constraints</text:p>
        </text:list-item>
        <text:list-item>
          <text:p text:style-name="P6">Lack of information services</text:p>
        </text:list-item>
      </text:list>
      <text:p text:style-name="P2"/>
      <text:p text:style-name="P2">Marketing</text:p>
      <text:p text:style-name="P2"/>
      <text:list xml:id="list3107185436" text:style-name="L4">
        <text:list-item>
          <text:p text:style-name="P7">Farm market is close to perfectly competitive while marketing firms are oligopolistic or monopolistic -less bargaining power of farmers.</text:p>
        </text:list-item>
        <text:list-item>
          <text:p text:style-name="P7">Poor marketing facilities and sales networking.</text:p>
        </text:list-item>
        <text:list-item>
          <text:p text:style-name="P7">High transportation and distribution loss</text:p>
        </text:list-item>
        <text:list-item>
          <text:p text:style-name="P7">Inadequate marketing infrastructure</text:p>
        </text:list-item>
        <text:list-item>
          <text:p text:style-name="P7">Inadequate market information system</text:p>
        </text:list-item>
      </text:list>
      <text:p text:style-name="P2"/>
      <text:p text:style-name="P2">Processing</text:p>
      <text:p text:style-name="P2"/>
      <text:list xml:id="list1071281766" text:style-name="L5">
        <text:list-item>
          <text:p text:style-name="P8">Unreliable supplies of raw materials in terms of quality and quantity.</text:p>
        </text:list-item>
        <text:list-item>
          <text:p text:style-name="P8">Inadequate technology</text:p>
        </text:list-item>
        <text:list-item>
          <text:p text:style-name="P8">Quality standardization </text:p>
        </text:list-item>
        <text:list-item>
          <text:p text:style-name="P8">Access of finance</text:p>
        </text:list-item>
        <text:list-item>
          <text:p text:style-name="P8">High competition due to import of cheap products</text:p>
        </text:list-item>
        <text:list-item>
          <text:p text:style-name="P8">Frequent load shedding</text:p>
        </text:list-item>
        <text:list-item>
          <text:p text:style-name="P8">Labor disputes</text:p>
        </text:list-item>
      </text:list>
      <text:p text:style-name="P2"/>
      <text:p text:style-name="P2">Results:</text:p>
      <text:list xml:id="list3342874136" text:style-name="L6">
        <text:list-item>
          <text:p text:style-name="P9">Subsistence agriculture with low productivity, higher production cost</text:p>
        </text:list-item>
        <text:list-item>
          <text:p text:style-name="P9">Low competitiveness of agricultural sector.</text:p>
        </text:list-item>
        <text:list-item>
          <text:p text:style-name="P9">Stagnant agricultural production, increasing food imports.</text:p>
        </text:list-item>
      </text:list>
      <text:p text:style-name="P2"/>
      <text:p text:style-name="P10">Opportunities</text:p>
      <text:list xml:id="list669642378" text:style-name="L7">
        <text:list-item>
          <text:p text:style-name="P11">Demand of quality food will be much stronger as the middle income group grows the agro-industry sector is expected to expand further.</text:p>
        </text:list-item>
        <text:list-item>
          <text:p text:style-name="P13"><text:soft-page-break/><text:span text:style-name="T1">Differing socio-economic development and </text:span><text:span text:style-name="T2">the effect of globalization diversified lifestyles and food preferences demand for processed food.</text:span></text:p>
        </text:list-item>
        <text:list-item>
          <text:p text:style-name="P12">Export structure change from raw material to processed industrial goods.</text:p>
        </text:list-item>
        <text:list-item>
          <text:p text:style-name="P12">introducing modern technology and management system from developed countries.</text:p>
        </text:list-item>
        <text:list-item>
          <text:p text:style-name="P12">Opportunity to establish joint ventures with foreign companies</text:p>
        </text:list-item>
        <text:list-item>
          <text:p text:style-name="P12">Growth of financial institute in Nepal</text:p>
        </text:list-item>
        <text:list-item>
          <text:p text:style-name="P12">Government’s priority area•Diversified agro climate and resource base</text:p>
        </text:list-item>
        <text:list-item>
          <text:p text:style-name="P12">Technology adaption –technical potential to increase yield</text:p>
        </text:list-item>
        <text:list-item>
          <text:p text:style-name="P12">Organic products</text:p>
        </text:list-item>
        <text:list-item>
          <text:p text:style-name="P12">Higher competitive of niche product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7:31:31.220879106</meta:creation-date>
    <dc:date>2021-06-24T08:59:07.926485194</dc:date>
    <meta:editing-duration>PT9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11" meta:character-count="2156" meta:non-whitespace-character-count="1930"/>
  </office:meta>
</office:document-meta>
</file>